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<text:s/>rrt iteration</text:p>
          </table:table-cell>
          <table:table-cell office:value-type="string" calcext:value-type="string">
            <text:p><text:s/>number of waypoints</text:p>
          </table:table-cell>
          <table:table-cell office:value-type="string" calcext:value-type="string">
            <text:p><text:s/>distance to goal</text:p>
          </table:table-cell>
          <table:table-cell office:value-type="string" calcext:value-type="string">
            <text:p><text:s/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7" calcext:value-type="float">
            <text:p>17</text:p>
          </table:table-cell>
          <table:table-cell office:value-type="float" office:value="954.884" calcext:value-type="float">
            <text:p>954.884</text:p>
          </table:table-cell>
          <table:table-cell office:value-type="float" office:value="71041" calcext:value-type="float">
            <text:p>710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7" calcext:value-type="float">
            <text:p>17</text:p>
          </table:table-cell>
          <table:table-cell office:value-type="float" office:value="950.316" calcext:value-type="float">
            <text:p>950.316</text:p>
          </table:table-cell>
          <table:table-cell office:value-type="float" office:value="73608" calcext:value-type="float">
            <text:p>736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2" calcext:value-type="float">
            <text:p>22</text:p>
          </table:table-cell>
          <table:table-cell office:value-type="float" office:value="954.194" calcext:value-type="float">
            <text:p>954.194</text:p>
          </table:table-cell>
          <table:table-cell office:value-type="float" office:value="73462" calcext:value-type="float">
            <text:p>734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9" calcext:value-type="float">
            <text:p>19</text:p>
          </table:table-cell>
          <table:table-cell office:value-type="float" office:value="956.592" calcext:value-type="float">
            <text:p>956.592</text:p>
          </table:table-cell>
          <table:table-cell office:value-type="float" office:value="72949" calcext:value-type="float">
            <text:p>729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2" calcext:value-type="float">
            <text:p>22</text:p>
          </table:table-cell>
          <table:table-cell office:value-type="float" office:value="950.187" calcext:value-type="float">
            <text:p>950.187</text:p>
          </table:table-cell>
          <table:table-cell office:value-type="float" office:value="71861" calcext:value-type="float">
            <text:p>718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8" calcext:value-type="float">
            <text:p>18</text:p>
          </table:table-cell>
          <table:table-cell office:value-type="float" office:value="955.89" calcext:value-type="float">
            <text:p>955.89</text:p>
          </table:table-cell>
          <table:table-cell office:value-type="float" office:value="71776" calcext:value-type="float">
            <text:p>717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3" calcext:value-type="float">
            <text:p>23</text:p>
          </table:table-cell>
          <table:table-cell office:value-type="float" office:value="973.197" calcext:value-type="float">
            <text:p>973.197</text:p>
          </table:table-cell>
          <table:table-cell office:value-type="float" office:value="71697" calcext:value-type="float">
            <text:p>716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8" calcext:value-type="float">
            <text:p>18</text:p>
          </table:table-cell>
          <table:table-cell office:value-type="float" office:value="959.894" calcext:value-type="float">
            <text:p>959.894</text:p>
          </table:table-cell>
          <table:table-cell office:value-type="float" office:value="73039" calcext:value-type="float">
            <text:p>730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8" calcext:value-type="float">
            <text:p>18</text:p>
          </table:table-cell>
          <table:table-cell office:value-type="float" office:value="960.622" calcext:value-type="float">
            <text:p>960.622</text:p>
          </table:table-cell>
          <table:table-cell office:value-type="float" office:value="72648" calcext:value-type="float">
            <text:p>726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float" office:value="953.495" calcext:value-type="float">
            <text:p>953.495</text:p>
          </table:table-cell>
          <table:table-cell office:value-type="float" office:value="70714" calcext:value-type="float">
            <text:p>707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float" office:value="958.325" calcext:value-type="float">
            <text:p>958.325</text:p>
          </table:table-cell>
          <table:table-cell office:value-type="float" office:value="71935" calcext:value-type="float">
            <text:p>719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2" calcext:value-type="float">
            <text:p>22</text:p>
          </table:table-cell>
          <table:table-cell office:value-type="float" office:value="954.814" calcext:value-type="float">
            <text:p>954.814</text:p>
          </table:table-cell>
          <table:table-cell office:value-type="float" office:value="70482" calcext:value-type="float">
            <text:p>704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2" calcext:value-type="float">
            <text:p>22</text:p>
          </table:table-cell>
          <table:table-cell office:value-type="float" office:value="956.183" calcext:value-type="float">
            <text:p>956.183</text:p>
          </table:table-cell>
          <table:table-cell office:value-type="float" office:value="71923" calcext:value-type="float">
            <text:p>71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1" calcext:value-type="float">
            <text:p>21</text:p>
          </table:table-cell>
          <table:table-cell office:value-type="float" office:value="958.115" calcext:value-type="float">
            <text:p>958.115</text:p>
          </table:table-cell>
          <table:table-cell office:value-type="float" office:value="71851" calcext:value-type="float">
            <text:p>718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1" calcext:value-type="float">
            <text:p>21</text:p>
          </table:table-cell>
          <table:table-cell office:value-type="float" office:value="953.028" calcext:value-type="float">
            <text:p>953.028</text:p>
          </table:table-cell>
          <table:table-cell office:value-type="float" office:value="73139" calcext:value-type="float">
            <text:p>731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9" calcext:value-type="float">
            <text:p>19</text:p>
          </table:table-cell>
          <table:table-cell office:value-type="float" office:value="958.114" calcext:value-type="float">
            <text:p>958.114</text:p>
          </table:table-cell>
          <table:table-cell office:value-type="float" office:value="67568" calcext:value-type="float">
            <text:p>675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8" calcext:value-type="float">
            <text:p>18</text:p>
          </table:table-cell>
          <table:table-cell office:value-type="float" office:value="952.671" calcext:value-type="float">
            <text:p>952.671</text:p>
          </table:table-cell>
          <table:table-cell office:value-type="float" office:value="73775" calcext:value-type="float">
            <text:p>737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float" office:value="956.822" calcext:value-type="float">
            <text:p>956.822</text:p>
          </table:table-cell>
          <table:table-cell office:value-type="float" office:value="70891" calcext:value-type="float">
            <text:p>708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8" calcext:value-type="float">
            <text:p>18</text:p>
          </table:table-cell>
          <table:table-cell office:value-type="float" office:value="951.889" calcext:value-type="float">
            <text:p>951.889</text:p>
          </table:table-cell>
          <table:table-cell office:value-type="float" office:value="73065" calcext:value-type="float">
            <text:p>730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8" calcext:value-type="float">
            <text:p>18</text:p>
          </table:table-cell>
          <table:table-cell office:value-type="float" office:value="949.796" calcext:value-type="float">
            <text:p>949.796</text:p>
          </table:table-cell>
          <table:table-cell office:value-type="float" office:value="71472" calcext:value-type="float">
            <text:p>714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2:12:57.899565087</meta:creation-date>
    <dc:date>2023-07-03T17:20:20.631505683</dc:date>
    <meta:editing-duration>PT18M17S</meta:editing-duration>
    <meta:editing-cycles>6</meta:editing-cycles>
    <meta:generator>LibreOffice/7.3.7.2$Linux_X86_64 LibreOffice_project/30$Build-2</meta:generator>
    <meta:document-statistic meta:table-count="1" meta:cell-count="105" meta:object-count="0"/>
  </office:meta>
</office:document-meta>
</file>